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top="0.199cm" fo:margin-bottom="0.199cm"/>
    </style:style>
    <style:style style:name="P4" style:family="paragraph" style:parent-style-name="Standard">
      <style:paragraph-properties fo:keep-together="always" fo:keep-with-next="always">
        <style:tab-stops/>
      </style:paragraph-properties>
    </style:style>
    <style:style style:name="P5" style:family="paragraph" style:parent-style-name="Contents_20_1">
      <style:paragraph-properties>
        <style:tab-stops/>
      </style:paragraph-properties>
    </style:style>
    <style:style style:name="P6" style:family="paragraph" style:parent-style-name="Contents_20_2">
      <style:paragraph-properties>
        <style:tab-stops/>
      </style:paragraph-properties>
    </style:style>
    <style:style style:name="P7" style:family="paragraph" style:parent-style-name="Standard" style:list-style-name="L1">
      <style:paragraph-properties fo:margin-left="1.249cm" fo:margin-right="0cm" fo:text-indent="0cm" style:auto-text-indent="false"/>
    </style:style>
    <style:style style:name="P8" style:family="paragraph" style:parent-style-name="Standard" style:list-style-name="L1" style:master-page-name="">
      <style:paragraph-properties fo:margin-left="1.249cm" fo:margin-right="0cm" fo:text-indent="0cm" style:auto-text-indent="false" style:page-number="auto" fo:keep-with-next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5"><text:a xlink:type="simple" xlink:href="#1.Installation|outline">2 - Installation</text:a></text:p>
          <text:p text:style-name="P6"><text:a xlink:type="simple" xlink:href="#1.1.Installation des logiciels|outline">2.1 - Installation des logiciels</text:a></text:p>
          <text:p text:style-name="P6"><text:a xlink:type="simple" xlink:href="#1.2.Initialisation de la configuration par défaut|outline">2.2 - Initialisation de la configuration par défaut</text:a></text:p>
        </text:index-body>
      </text:table-of-content>
      <text:p text:style-name="Standard"/>
      <text:h text:style-name="P2" text:outline-level="1">Installation</text:h>
      <text:h text:style-name="Heading_20_2" text:outline-level="2">Installation des logiciels</text:h>
      <text:p text:style-name="P3">La procédure d'installation est décrite dans la documentation <text:span text:style-name="T1">kicad</text:span>.</text:p>
      <text:h text:style-name="Heading_20_2" text:outline-level="2">Initialisation de la configuration par défaut</text:h>
      <text:p text:style-name="Standard">Un fichier de configuration par défaut: <text:span text:style-name="T1">kicad.pro</text:span> est fourni dans <text:span text:style-name="T1">kicad/share/template</text:span>.</text:p>
      <text:p text:style-name="Standard"><text:span text:style-name="T2">Il sert de fichier modèle pour tout nouveau projet</text:span>.</text:p>
      <text:p text:style-name="Standard">On peut le compléter, principalement pour la liste des librairies a charger.</text:p>
      <text:p text:style-name="Standard">Dans ce cas:</text:p>
      <text:list text:style-name="L1">
        <text:list-item>
          <text:p text:style-name="P7">Lancer Pcbnew par kicad ou directement<text:line-break/>(Linux: commande <text:span text:style-name="T1">/usr/local/kicad/bin/kicad</text:span><text:span text:style-name="T3"> ou</text:span> <text:span text:style-name="T1">/usr/local/kicad/bin/pcbnew</text:span>).</text:p>
        </text:list-item>
        <text:list-item>
          <text:p text:style-name="P8"><text:span text:style-name="T4">Sauvegarder la configuration</text:span><text:span text:style-name="T6"> ainsi modifiée dans </text:span><text:span text:style-name="T5">kicad/share/template/kicad.pro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2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 style:page-number="auto"/>
      <style:text-properties fo:color="#008000" style:font-name="Arial1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.747cm" fo:margin-right="0cm" fo:margin-top="0cm" fo:margin-bottom="0cm" fo:line-height="150%" fo:text-indent="-1.249cm" style:auto-text-indent="false" style:page-number="auto" fo:keep-with-next="always"/>
      <style:text-properties fo:color="#000080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T1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Installation<text:tab/><text:tab/>PCBNEW</text:p>
      </style:header>
      <style:footer>
        <text:p text:style-name="P1"><draw:frame draw:style-name="fr1" draw:name="Cadre1" text:anchor-type="paragraph" svg:y="0.002cm" svg:width="0.669cm" svg:height="0.041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Chap 2: installation</dc:title>
    <meta:initial-creator>IUT</meta:initial-creator>
    <meta:creation-date>1996-01-27T12:47:00</meta:creation-date>
    <dc:creator>jean-pierre Charras</dc:creator>
    <dc:date>2008-07-09T16:46:35</dc:date>
    <meta:print-date>2002-12-03T11:50:06</meta:print-date>
    <dc:language>fr-FR</dc:language>
    <meta:editing-cycles>36</meta:editing-cycles>
    <meta:editing-duration>PT1H22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01" meta:character-count="700"/>
  </office:meta>
</office:document-meta>
</file>